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Title" style:family="paragraph">
      <style:paragraph-properties fo:text-align="center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P6" style:parent-style-name="Normal" style:list-style-name="LFO1" style:family="paragraph"/>
    <style:style style:name="P7" style:parent-style-name="Normal" style:list-style-name="LFO1" style:family="paragraph"/>
    <style:style style:name="P8" style:parent-style-name="Normal" style:list-style-name="LFO1" style:family="paragraph"/>
    <style:style style:name="T9" style:parent-style-name="DefaultParagraphFont" style:family="text">
      <style:text-properties fo:language="en" fo:country="US"/>
    </style:style>
    <style:style style:name="P10" style:parent-style-name="ListParagraph" style:list-style-name="LFO2" style:family="paragraph"/>
    <style:style style:name="T11" style:parent-style-name="DefaultParagraphFont" style:family="text">
      <style:text-properties fo:language="en" fo:country="US"/>
    </style:style>
    <style:style style:name="P12" style:parent-style-name="ListParagraph" style:list-style-name="LFO5" style:family="paragraph">
      <style:text-properties fo:language="en" fo:country="DE"/>
    </style:style>
    <style:style style:name="P13" style:parent-style-name="ListParagraph" style:list-style-name="LFO5" style:family="paragraph">
      <style:text-properties fo:language="en" fo:country="DE"/>
    </style:style>
    <style:style style:name="P14" style:parent-style-name="ListParagraph" style:list-style-name="LFO5" style:family="paragraph">
      <style:text-properties fo:language="en" fo:country="DE"/>
    </style:style>
    <style:style style:name="P15" style:parent-style-name="ListParagraph" style:list-style-name="LFO5" style:family="paragraph">
      <style:text-properties fo:language="en" fo:country="DE"/>
    </style:style>
    <style:style style:name="P16" style:parent-style-name="ListParagraph" style:list-style-name="LFO5" style:family="paragraph">
      <style:text-properties fo:language="en" fo:country="DE"/>
    </style:style>
    <style:style style:name="P17" style:parent-style-name="Normal" style:family="paragraph">
      <style:text-properties fo:language="en" fo:country="DE"/>
    </style:style>
    <style:style style:name="T18" style:parent-style-name="DefaultParagraphFont" style:family="text">
      <style:text-properties fo:language="en" fo:country="US"/>
    </style:style>
    <style:style style:name="P19" style:parent-style-name="ListParagraph" style:list-style-name="LFO6" style:family="paragraph">
      <style:text-properties fo:language="en" fo:country="DE"/>
    </style:style>
    <style:style style:name="P20" style:parent-style-name="ListParagraph" style:list-style-name="LFO6" style:family="paragraph">
      <style:text-properties fo:language="en" fo:country="DE"/>
    </style:style>
    <style:style style:name="P21" style:parent-style-name="ListParagraph" style:list-style-name="LFO6" style:family="paragraph">
      <style:text-properties fo:language="en" fo:country="DE"/>
    </style:style>
    <style:style style:name="P22" style:parent-style-name="ListParagraph" style:list-style-name="LFO6" style:family="paragraph"/>
    <style:style style:name="T23" style:parent-style-name="DefaultParagraphFont" style:family="text">
      <style:text-properties fo:language="en" fo:country="DE"/>
    </style:style>
    <style:style style:name="T24" style:parent-style-name="DefaultParagraphFont" style:family="text">
      <style:text-properties fo:font-weight="bold" style:font-weight-asian="bold" style:font-weight-complex="bold" fo:language="en" fo:country="DE"/>
    </style:style>
    <style:style style:name="T25" style:parent-style-name="DefaultParagraphFont" style:family="text">
      <style:text-properties fo:language="en" fo:country="DE"/>
    </style:style>
    <style:style style:name="P26" style:parent-style-name="ListParagraph" style:list-style-name="LFO6" style:family="paragraph">
      <style:text-properties fo:language="en" fo:country="DE"/>
    </style:style>
    <style:style style:name="P27" style:parent-style-name="ListParagraph" style:list-style-name="LFO6" style:family="paragraph">
      <style:text-properties fo:language="en" fo:country="DE"/>
    </style:style>
    <style:style style:name="P28" style:parent-style-name="ListParagraph" style:list-style-name="LFO6" style:family="paragraph">
      <style:text-properties fo:language="en" fo:country="DE"/>
    </style:style>
    <style:style style:name="P29" style:parent-style-name="ListParagraph" style:list-style-name="LFO6" style:family="paragraph">
      <style:text-properties fo:language="en" fo:country="DE"/>
    </style:style>
    <style:style style:name="P30" style:parent-style-name="Normal" style:family="paragraph">
      <style:text-properties fo:language="en" fo:country="DE"/>
    </style:style>
  </office:automatic-styles>
  <office:body>
    <office:text text:use-soft-page-breaks="true">
      <text:p text:style-name="P1"> </text:p>
      <text:p text:style-name="P2">VisionDoc AI</text:p>
      <text:p text:style-name="Normal">A GenAI system that interprets and semantically links embedded images within narrative documents for visual question answering and retrieval.</text:p>
      <text:h text:style-name="Heading1" text:outline-level="1"><text:span text:style-name="T3">Meetings</text:span> </text:h>
      <text:p text:style-name="Normal"> <text:line-break/><text:span text:style-name="T4">With business: Weekly, TBD</text:span> </text:p>
      <text:h text:style-name="Heading1" text:outline-level="1"><text:span text:style-name="T5">Team</text:span> </text:h>
      <text:list text:style-name="LFO1" text:continue-numbering="true">
        <text:list-item>
          <text:p text:style-name="P6">Groza Sergiu</text:p>
        </text:list-item>
        <text:list-item>
          <text:p text:style-name="P7">Szilard Balog</text:p>
        </text:list-item>
        <text:list-item>
          <text:p text:style-name="P8">Sabina Catana</text:p>
        </text:list-item>
      </text:list>
      <text:h text:style-name="Heading1" text:outline-level="1"><text:span text:style-name="T9">Business</text:span> </text:h>
      <text:list text:style-name="LFO2" text:continue-numbering="true">
        <text:list-item>
          <text:p text:style-name="P10">name</text:p>
        </text:list-item>
      </text:list>
      <text:h text:style-name="Heading1" text:outline-level="1"><text:span text:style-name="T11">Business Requirements</text:span> </text:h>
      <text:p text:style-name="Normal"> </text:p>
      <text:list text:style-name="LFO5" text:continue-numbering="true">
        <text:list-item>
          <text:p text:style-name="P12">Parse and store content from documents where images are embedded between explanatory text blocks (e.g., product brochures, manuals).</text:p>
        </text:list-item>
        <text:list-item>
          <text:p text:style-name="P13">Allow users to query image content semantically (e.g., “show me the diagram of the engine”).</text:p>
        </text:list-item>
        <text:list-item>
          <text:p text:style-name="P14">Ensure image context is preserved and understandable without the original document.</text:p>
        </text:list-item>
        <text:list-item>
          <text:p text:style-name="P15">Support multilingual image captioning (if image + text language varies).</text:p>
        </text:list-item>
        <text:list-item>
          <text:p text:style-name="P16">Output should be accessible through a chatbot interface that can explain or summarize content using both text and image context.</text:p>
        </text:list-item>
      </text:list>
      <text:p text:style-name="P17"/>
      <text:h text:style-name="Heading1" text:outline-level="1"><text:span text:style-name="T18">Technical Requirements</text:span> </text:h>
      <text:list text:style-name="LFO6" text:continue-numbering="true">
        <text:list-item>
          <text:p text:style-name="P19">Accept input formats: PDF, DOCX.</text:p>
        </text:list-item>
        <text:list-item>
          <text:p text:style-name="P20">Use vision-language models (e.g., GPT-4V, BLIP-2) to extract semantic meaning from images.</text:p>
        </text:list-item>
        <text:list-item>
          <text:p text:style-name="P21">Implement chunking logic that binds pre-image and post-image text with image metadata.</text:p>
        </text:list-item>
        <text:list-item>
          <text:p text:style-name="P22"><text:span text:style-name="T23">Store enriched chunks in a<text:s/></text:span><text:span text:style-name="T24">vector store</text:span><text:span text:style-name="T25"><text:s/>(e.g., FAISS, Pinecone).</text:span></text:p>
        </text:list-item>
        <text:list-item>
          <text:p text:style-name="P26">Enable semantic search and retrieval using vector similarity.</text:p>
        </text:list-item>
        <text:list-item>
          <text:p text:style-name="P27">Build a chatbot using retrieval-augmented generation (RAG) over vector data.</text:p>
        </text:list-item>
        <text:list-item>
          <text:p text:style-name="P28">Ensure chunk provenance (page, image position) is preserved.</text:p>
        </text:list-item>
        <text:list-item>
          <text:p text:style-name="P29">Implement access control and role-based user permissions.</text:p>
        </text:list-item>
      </text:list>
      <text:p text:style-name="P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DE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NormalWeb" style:display-name="Normal (Web)" style:family="paragraph" style:parent-style-name="Normal">
      <style:text-properties style:font-name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ergiu-Cristian Groza</meta:initial-creator>
    <dc:creator>Sergiu-Cristian Groza</dc:creator>
    <meta:creation-date>2025-07-31T08:51:00Z</meta:creation-date>
    <dc:date>2025-07-31T09:04:00Z</dc:date>
    <meta:template xlink:href="Normal" xlink:type="simple"/>
    <meta:editing-cycles>2</meta:editing-cycles>
    <meta:editing-duration>PT0S</meta:editing-duration>
    <meta:document-statistic meta:page-count="2" meta:paragraph-count="2" meta:word-count="202" meta:character-count="1354" meta:row-count="9" meta:non-whitespace-character-count="1154"/>
  </office:meta>
</office:document-meta>
</file>